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2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5edd" officeooo:paragraph-rsid="001a5a92"/>
    </style:style>
    <style:style style:name="P2" style:family="paragraph" style:parent-style-name="Text_20_body">
      <style:text-properties officeooo:rsid="001a5a92" officeooo:paragraph-rsid="00195edd"/>
    </style:style>
    <style:style style:name="P3" style:family="paragraph" style:parent-style-name="Text_20_body">
      <style:text-properties officeooo:rsid="001a5a92" officeooo:paragraph-rsid="001a5a92"/>
    </style:style>
    <style:style style:name="P4" style:family="paragraph" style:parent-style-name="Text_20_body">
      <style:text-properties officeooo:rsid="001a7bb3" officeooo:paragraph-rsid="001a7bb3"/>
    </style:style>
    <style:style style:name="P5" style:family="paragraph" style:parent-style-name="Text_20_body">
      <style:text-properties officeooo:paragraph-rsid="001ed7d7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normal" officeooo:paragraph-rsid="00201820" style:font-weight-asian="normal" style:font-weight-complex="normal"/>
    </style:style>
    <style:style style:name="P8" style:family="paragraph" style:parent-style-name="Text_20_body">
      <style:text-properties fo:font-weight="normal" officeooo:paragraph-rsid="00249f7f" style:font-weight-asian="normal" style:font-weight-complex="normal"/>
    </style:style>
    <style:style style:name="P9" style:family="paragraph" style:parent-style-name="Text_20_body">
      <style:text-properties fo:font-weight="normal" officeooo:paragraph-rsid="0024f464" style:font-weight-asian="normal" style:font-weight-complex="normal"/>
    </style:style>
    <style:style style:name="P10" style:family="paragraph" style:parent-style-name="Text_20_body">
      <style:text-properties fo:font-weight="normal" officeooo:paragraph-rsid="0028992d" style:font-weight-asian="normal" style:font-weight-complex="normal"/>
    </style:style>
    <style:style style:name="P11" style:family="paragraph" style:parent-style-name="Text_20_body">
      <style:text-properties fo:font-weight="normal" officeooo:paragraph-rsid="0028cb98" style:font-weight-asian="normal" style:font-weight-complex="normal"/>
    </style:style>
    <style:style style:name="P12" style:family="paragraph" style:parent-style-name="Text_20_body">
      <style:text-properties officeooo:paragraph-rsid="001a7bb3"/>
    </style:style>
    <style:style style:name="P13" style:family="paragraph" style:parent-style-name="Text_20_body">
      <style:text-properties officeooo:paragraph-rsid="00195edd"/>
    </style:style>
    <style:style style:name="P14" style:family="paragraph" style:parent-style-name="Text_20_body">
      <style:text-properties fo:font-weight="bold" officeooo:rsid="00195edd" officeooo:paragraph-rsid="00195edd" style:font-weight-asian="bold" style:font-weight-complex="bold"/>
    </style:style>
    <style:style style:name="P15" style:family="paragraph" style:parent-style-name="Text_20_body">
      <style:text-properties fo:font-weight="bold" officeooo:rsid="001a5a92" officeooo:paragraph-rsid="001a5a92" style:font-weight-asian="bold" style:font-weight-complex="bold"/>
    </style:style>
    <style:style style:name="P16" style:family="paragraph" style:parent-style-name="Text_20_body">
      <style:text-properties officeooo:paragraph-rsid="001f2c1e"/>
    </style:style>
    <style:style style:name="P17" style:family="paragraph" style:parent-style-name="Text_20_body">
      <style:text-properties style:font-name="Consolas" officeooo:rsid="001e5318"/>
    </style:style>
    <style:style style:name="P18" style:family="paragraph" style:parent-style-name="Text_20_body">
      <style:text-properties officeooo:paragraph-rsid="00201820"/>
    </style:style>
    <style:style style:name="P19" style:family="paragraph" style:parent-style-name="Text_20_body">
      <style:text-properties officeooo:paragraph-rsid="00249f7f"/>
    </style:style>
    <style:style style:name="P20" style:family="paragraph" style:parent-style-name="Heading_20_1" style:master-page-name="Standard">
      <style:paragraph-properties fo:text-align="center" style:justify-single-word="false" style:page-number="auto"/>
      <style:text-properties officeooo:rsid="00194941"/>
    </style:style>
    <style:style style:name="P21" style:family="paragraph" style:parent-style-name="Heading_20_2">
      <style:text-properties officeooo:rsid="00195edd" officeooo:paragraph-rsid="00195edd"/>
    </style:style>
    <style:style style:name="P22" style:family="paragraph" style:parent-style-name="Heading_20_2">
      <style:text-properties officeooo:rsid="001a7bb3" officeooo:paragraph-rsid="001a7bb3"/>
    </style:style>
    <style:style style:name="P23" style:family="paragraph" style:parent-style-name="Heading_20_2">
      <style:paragraph-properties fo:break-before="page"/>
      <style:text-properties officeooo:rsid="001e5318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Preformatted_20_Text" style:list-style-name="L1">
      <style:text-properties fo:color="#000000" style:font-name="Consolas" fo:font-size="10pt" style:font-size-asian="10pt"/>
    </style:style>
    <style:style style:name="P27" style:family="paragraph" style:parent-style-name="Preformatted_20_Text">
      <style:text-properties style:font-name="Consolas"/>
    </style:style>
    <style:style style:name="P28" style:family="paragraph" style:parent-style-name="Preformatted_20_Text" style:list-style-name="L1">
      <style:text-properties style:font-name="Consolas"/>
    </style:style>
    <style:style style:name="P29" style:family="paragraph" style:parent-style-name="Preformatted_20_Text" style:list-style-name="Numbering_20_1">
      <style:text-properties style:font-name="Consolas"/>
    </style:style>
    <style:style style:name="T1" style:family="text">
      <style:text-properties officeooo:rsid="00195edd"/>
    </style:style>
    <style:style style:name="T2" style:family="text">
      <style:text-properties officeooo:rsid="001a5a92"/>
    </style:style>
    <style:style style:name="T3" style:family="text">
      <style:text-properties officeooo:rsid="001a7bb3"/>
    </style:style>
    <style:style style:name="T4" style:family="text">
      <style:text-properties officeooo:rsid="001b65dd"/>
    </style:style>
    <style:style style:name="T5" style:family="text">
      <style:text-properties officeooo:rsid="001d2196"/>
    </style:style>
    <style:style style:name="T6" style:family="text">
      <style:text-properties officeooo:rsid="001e5318"/>
    </style:style>
    <style:style style:name="T7" style:family="text">
      <style:text-properties fo:color="#000000" fo:font-size="10pt" style:font-size-asian="10pt"/>
    </style:style>
    <style:style style:name="T8" style:family="text">
      <style:text-properties fo:color="#000000" style:font-name="Consolas" fo:font-size="10pt" style:font-size-asian="10pt"/>
    </style:style>
    <style:style style:name="T9" style:family="text">
      <style:text-properties fo:color="#7f0055" fo:font-size="10pt" fo:font-weight="bold" style:font-size-asian="10pt" style:font-weight-asian="bold"/>
    </style:style>
    <style:style style:name="T10" style:family="text">
      <style:text-properties fo:color="#7f0055" style:font-name="Consolas" fo:font-size="10pt" fo:font-weight="bold" style:font-size-asian="10pt" style:font-weight-asian="bold"/>
    </style:style>
    <style:style style:name="T11" style:family="text">
      <style:text-properties fo:font-weight="bold" officeooo:rsid="001f2c1e" style:font-weight-asian="bold" style:font-weight-complex="bold"/>
    </style:style>
    <style:style style:name="T12" style:family="text">
      <style:text-properties fo:font-weight="bold" officeooo:rsid="00201820" style:font-weight-asian="bold" style:font-weight-complex="bold"/>
    </style:style>
    <style:style style:name="T13" style:family="text">
      <style:text-properties fo:font-weight="bold" officeooo:rsid="00249f7f" style:font-weight-asian="bold" style:font-weight-complex="bold"/>
    </style:style>
    <style:style style:name="T14" style:family="text">
      <style:text-properties fo:font-weight="bold" officeooo:rsid="0024f464" style:font-weight-asian="bold" style:font-weight-complex="bold"/>
    </style:style>
    <style:style style:name="T15" style:family="text">
      <style:text-properties fo:font-weight="bold" officeooo:rsid="00268f9b" style:font-weight-asian="bold" style:font-weight-complex="bold"/>
    </style:style>
    <style:style style:name="T16" style:family="text">
      <style:text-properties fo:font-weight="bold" officeooo:rsid="0028992d" style:font-weight-asian="bold" style:font-weight-complex="bold"/>
    </style:style>
    <style:style style:name="T17" style:family="text">
      <style:text-properties fo:font-weight="bold" officeooo:rsid="0028cb98" style:font-weight-asian="bold" style:font-weight-complex="bold"/>
    </style:style>
    <style:style style:name="T18" style:family="text">
      <style:text-properties fo:color="#0000c0" fo:font-size="10pt" style:font-size-asian="10pt"/>
    </style:style>
    <style:style style:name="T19" style:family="text">
      <style:text-properties fo:color="#0000c0" fo:font-size="10pt" fo:font-style="italic" style:font-size-asian="10pt" style:font-style-asian="italic"/>
    </style:style>
    <style:style style:name="T20" style:family="text">
      <style:text-properties fo:font-weight="normal" officeooo:rsid="00249f7f" style:font-weight-asian="normal" style:font-weight-complex="normal"/>
    </style:style>
    <style:style style:name="T21" style:family="text">
      <style:text-properties officeooo:rsid="001ed7d7"/>
    </style:style>
    <style:style style:name="T22" style:family="text">
      <style:text-properties officeooo:rsid="001f2c1e"/>
    </style:style>
    <style:style style:name="T23" style:family="text">
      <style:text-properties fo:color="#3f7f5f" fo:font-size="10pt" style:font-size-asian="10pt"/>
    </style:style>
    <style:style style:name="T24" style:family="text">
      <style:text-properties officeooo:rsid="00201820"/>
    </style:style>
    <style:style style:name="T25" style:family="text">
      <style:text-properties officeooo:rsid="00231f3b"/>
    </style:style>
    <style:style style:name="T26" style:family="text">
      <style:text-properties officeooo:rsid="0023ed30"/>
    </style:style>
    <style:style style:name="T27" style:family="text">
      <style:text-properties officeooo:rsid="00249f7f"/>
    </style:style>
    <style:style style:name="T28" style:family="text">
      <style:text-properties officeooo:rsid="0024f464"/>
    </style:style>
    <style:style style:name="T29" style:family="text">
      <style:text-properties officeooo:rsid="00268f9b"/>
    </style:style>
    <style:style style:name="T30" style:family="text">
      <style:text-properties officeooo:rsid="002862ce"/>
    </style:style>
    <style:style style:name="T31" style:family="text">
      <style:text-properties officeooo:rsid="0028992d"/>
    </style:style>
    <style:style style:name="T32" style:family="text">
      <style:text-properties officeooo:rsid="0028cb98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7558190797745457" text:style-name="Outline">
        <text:list-item>
          <text:h text:style-name="P20" text:outline-level="1">Toteutusdokumentti</text:h>
          <text:list>
            <text:list-item>
              <text:h text:style-name="P21" text:outline-level="2">Yhteenveto</text:h>
            </text:list-item>
          </text:list>
        </text:list-item>
      </text:list>
      <text:p text:style-name="P1">Kaikki alunperin määritellyt algoritmit onnistuttiin toteuttamaan toimivasti ja tehokkaasti. Ohjelman toimii tekstitilassa ja ohjelmaa käytetään komentoriviparametreillä.</text:p>
      <text:p text:style-name="P1"/>
      <text:list xml:id="list21713107" text:continue-numbering="true" text:style-name="Outline">
        <text:list-item>
          <text:list>
            <text:list-item>
              <text:h text:style-name="Heading_20_2" text:outline-level="2">Ohjelma<text:span text:style-name="T25">n ominaisuudet</text:span></text:h>
            </text:list-item>
          </text:list>
        </text:list-item>
      </text:list>
      <text:p text:style-name="P14">Algoritmien nopeusvertailu</text:p>
      <text:p text:style-name="P13"><text:span text:style-name="T1">Ohjelma generoi halutu</text:span><text:span text:style-name="T2">n kokoisen </text:span><text:span text:style-name="T1">labyrintin, ja etsii siinä lyhimmän kuljettavan polun kahden satunnaisesti valitun pisteen välillä. Polun etsintää suoritetaan annettu määrä </text:span><text:span text:style-name="T2">hakuja</text:span><text:span text:style-name="T1">, ja löydetyn reitin pituus ja algoritmin käyttämä aika tulostetaan käyttäjälle. </text:span><text:span text:style-name="T2">Mikäli </text:span><text:span text:style-name="T6">haku</text:span><text:span text:style-name="T2">algoritmilla kestää yli 15 sekuntia suoriutua ratkaisusta, arvioidaan lopullinen aika jo suoritettujen hakujen avulla.</text:span></text:p>
      <text:p text:style-name="P2"/>
      <text:p text:style-name="P15">Satunnaisen labyrintin generointi</text:p>
      <text:p text:style-name="P3">Ohjelma generoi ja tulostaa satunnaisen labyrintin annetuilla parametreilla. Ohjelman tuloste voidaan ohjata esimerkiksi tiedostoon muokkausta varten.</text:p>
      <text:p text:style-name="P3"/>
      <text:p text:style-name="P15">Lyhimmän polun etsiminen luetusta labyrintti-tiedostosta</text:p>
      <text:p text:style-name="P3">Ohjelma lukee halutun tiedoston ja ratkaisee sen kuvaaman labyrintin. Ratkaisuun käytetään A* algoritmia.</text:p>
      <text:p text:style-name="P3"/>
      <text:p text:style-name="P15">Satunnaisen labyrintin generointi ja lyhimmän polun etsintä</text:p>
      <text:p text:style-name="P3">Kahden edellisen kohdan yhdistelmä; ohjelma generoi satunnaisen labyrintin ja etsii siitä lyhimmän polun.</text:p>
      <text:p text:style-name="P3"/>
      <text:list xml:id="list21725570" text:continue-numbering="true" text:style-name="Outline">
        <text:list-item>
          <text:list>
            <text:list-item>
              <text:h text:style-name="P22" text:outline-level="2">Puutteet</text:h>
            </text:list-item>
          </text:list>
        </text:list-item>
      </text:list>
      <text:p text:style-name="P12"><text:span text:style-name="T3">- Huonot konfiguraatiomahdollisuudet </text:span><text:span text:style-name="T4">ja osa toiminnallisuudesta on kovakoodattu</text:span><text:span text:style-name="T5">a</text:span><text:span text:style-name="T4">.</text:span></text:p>
      <text:p text:style-name="P4">- Käyttäjän syötteen oikeellisuuden virheentarkistus on puutteellista.</text:p>
      <text:list xml:id="list21706423" text:continue-numbering="true" text:style-name="Outline">
        <text:list-item>
          <text:list>
            <text:list-item>
              <text:h text:style-name="P23" text:outline-level="2">Algoritmien oikeellisuus <text:span text:style-name="T25">ja aikavaativuudet</text:span></text:h>
            </text:list-item>
          </text:list>
        </text:list-item>
      </text:list>
      <text:p text:style-name="P6"/>
      <text:list xml:id="list21705156" text:continue-numbering="true" text:style-name="Outline">
        <text:list-item>
          <text:h text:style-name="Heading_20_3" text:outline-level="3"><text:span text:style-name="T22">Yhteiset </text:span><text:span text:style-name="T24">apu</text:span><text:span text:style-name="T22">metodit</text:span></text:h>
        </text:list-item>
      </text:list>
      <text:p text:style-name="Text_20_body"><text:span text:style-name="T22"/></text:p>
      <text:section text:style-name="Sect2" text:name="initializeNodes">
        <text:list xml:id="list6058524446079170907" text:style-name="Numbering_20_1">
          <text:list-item>
            <text:p text:style-name="P27"><text:span text:style-name="T7"><text:tab/></text:span><text:span text:style-name="T9">protected</text:span><text:span text:style-name="T7"> </text:span><text:span text:style-name="T9">void</text:span><text:span text:style-name="T7"> initializeNodes() {</text:span></text:p>
          </text:list-item>
          <text:list-item>
            <text:p text:style-name="P27"><text:span text:style-name="T7"><text:tab/><text:tab/></text:span><text:span text:style-name="T9">for</text:span><text:span text:style-name="T7"> (Node n : </text:span><text:span text:style-name="T18">graph</text:span><text:span text:style-name="T7">.getNodes()) {</text:span></text:p>
          </text:list-item>
          <text:list-item>
            <text:p text:style-name="P27"><text:span text:style-name="T7"><text:tab/><text:tab/><text:tab/>n.reset();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/text:span><text:span text:style-name="T9">if</text:span><text:span text:style-name="T7"> (n.getType() == </text:span><text:span text:style-name="T19">START</text:span><text:span text:style-name="T7">) {</text:span></text:p>
          </text:list-item>
          <text:list-item>
            <text:p text:style-name="P27"><text:span text:style-name="T7"><text:tab/><text:tab/><text:tab/><text:tab/></text:span><text:span text:style-name="T18">start</text:span><text:span text:style-name="T7"> = n;</text:span></text:p>
          </text:list-item>
          <text:list-item>
            <text:p text:style-name="P27"><text:span text:style-name="T7"><text:tab/><text:tab/><text:tab/><text:tab/></text:span><text:span text:style-name="T18">start</text:span><text:span text:style-name="T7">.setDistance(0);</text:span></text:p>
          </text:list-item>
          <text:list-item>
            <text:p text:style-name="P27"><text:span text:style-name="T7"><text:tab/><text:tab/><text:tab/><text:tab/></text:span><text:span text:style-name="T18">start</text:span><text:span text:style-name="T7">.setDistanceEstimate(0);</text:span></text:p>
          </text:list-item>
          <text:list-item>
            <text:p text:style-name="P27"><text:span text:style-name="T7"><text:tab/><text:tab/><text:tab/>}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/text:span><text:span text:style-name="T9">if</text:span><text:span text:style-name="T7"> (n.getType() == </text:span><text:span text:style-name="T19">TARGET</text:span><text:span text:style-name="T7">) {</text:span></text:p>
          </text:list-item>
          <text:list-item>
            <text:p text:style-name="P27"><text:span text:style-name="T7"><text:tab/><text:tab/><text:tab/><text:tab/></text:span><text:span text:style-name="T18">target</text:span><text:span text:style-name="T7"> = n;</text:span></text:p>
          </text:list-item>
          <text:list-item>
            <text:p text:style-name="P27"><text:span text:style-name="T7"><text:tab/><text:tab/><text:tab/>}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7"><text:tab/>}</text:span></text:p>
            <text:p text:style-name="Preformatted_20_Text"/>
          </text:list-item>
        </text:list>
      </text:section>
      <text:p text:style-name="Text_20_body"/>
      <text:p text:style-name="P18"><text:span text:style-name="T24">Apumetodi alustaa kaikki nodet. Aikavaativuus on </text:span><text:span text:style-name="T12">O(|V|)</text:span><text:span text:style-name="T24">.</text:span></text:p>
      <text:p text:style-name="Text_20_body"><text:span text:style-name="T22"/></text:p>
      <text:section text:style-name="Sect2" text:name="getNeighbours">
        <text:list xml:id="list21716811" text:continue-list="list6058524446079170907" text:style-name="Numbering_20_1">
          <text:list-item text:start-value="1">
            <text:p text:style-name="P29"><text:span text:style-name="T9">public</text:span><text:span text:style-name="T7"> LinkedList&lt;Node&gt; getNeighbours(Node node) {</text:span></text:p>
          </text:list-item>
          <text:list-item>
            <text:p text:style-name="P29"><text:span text:style-name="T7"><text:tab/>LinkedList&lt;Node&gt; list = </text:span><text:span text:style-name="T9">new</text:span><text:span text:style-name="T7"> LinkedList&lt;&gt;();</text:span></text:p>
          </text:list-item>
          <text:list-item>
            <text:p text:style-name="P29"/>
          </text:list-item>
          <text:list-item>
            <text:p text:style-name="P29"><text:span text:style-name="T7"><text:tab/></text:span><text:span text:style-name="T9">int</text:span><text:span text:style-name="T7"> x0 = node.getX(), y0 = node.getY();</text:span></text:p>
          </text:list-item>
          <text:list-item>
            <text:p text:style-name="P29"/>
          </text:list-item>
          <text:list-item>
            <text:p text:style-name="P29"><text:span text:style-name="T7"><text:tab/></text:span><text:span text:style-name="T9">if</text:span><text:span text:style-name="T7"> (!isWithinGraph(x0, y0)) {</text:span></text:p>
          </text:list-item>
          <text:list-item>
            <text:p text:style-name="P29"><text:span text:style-name="T7"><text:tab/><text:tab/></text:span><text:span text:style-name="T9">return</text:span><text:span text:style-name="T7"> list;</text:span></text:p>
          </text:list-item>
          <text:list-item>
            <text:p text:style-name="P29"><text:span text:style-name="T7"><text:tab/>}</text:span></text:p>
          </text:list-item>
          <text:list-item>
            <text:p text:style-name="P29"/>
          </text:list-item>
          <text:list-item>
            <text:p text:style-name="P29"><text:span text:style-name="T7"><text:tab/></text:span><text:span text:style-name="T9">for</text:span><text:span text:style-name="T7"> (</text:span><text:span text:style-name="T9">int</text:span><text:span text:style-name="T7"> y = y0 - 1; y &lt;= y0 + 1; ++y) {</text:span></text:p>
          </text:list-item>
          <text:list-item>
            <text:p text:style-name="P29"><text:span text:style-name="T7"><text:tab/><text:tab/></text:span><text:span text:style-name="T9">for</text:span><text:span text:style-name="T7"> (</text:span><text:span text:style-name="T9">int</text:span><text:span text:style-name="T7"> x = x0 - 1; x &lt;= x0 + 1; ++x) {</text:span></text:p>
          </text:list-item>
          <text:list-item>
            <text:p text:style-name="P29"><text:span text:style-name="T7"><text:tab/><text:tab/><text:tab/></text:span><text:span text:style-name="T9">if</text:span><text:span text:style-name="T7"> (y == y0 &amp;&amp; x == x0) {</text:span></text:p>
          </text:list-item>
          <text:list-item>
            <text:p text:style-name="P29"><text:span text:style-name="T7"><text:tab/><text:tab/><text:tab/><text:tab/></text:span><text:span text:style-name="T9">continue</text:span><text:span text:style-name="T7">;</text:span></text:p>
          </text:list-item>
          <text:list-item>
            <text:p text:style-name="P29"><text:span text:style-name="T7"><text:tab/><text:tab/><text:tab/>}</text:span></text:p>
          </text:list-item>
          <text:list-item>
            <text:p text:style-name="P29"><text:span text:style-name="T23"/></text:p>
          </text:list-item>
          <text:list-item>
            <text:p text:style-name="P29"><text:span text:style-name="T7"><text:tab/><text:tab/><text:tab/></text:span><text:span text:style-name="T9">if</text:span><text:span text:style-name="T7"> (!isWithinGraph(x, y)) {</text:span></text:p>
          </text:list-item>
          <text:list-item>
            <text:p text:style-name="P29"><text:span text:style-name="T7"><text:tab/><text:tab/><text:tab/><text:tab/></text:span><text:span text:style-name="T9">continue</text:span><text:span text:style-name="T7">;</text:span></text:p>
          </text:list-item>
          <text:list-item>
            <text:p text:style-name="P29"><text:span text:style-name="T7"><text:tab/><text:tab/><text:tab/>}</text:span></text:p>
          </text:list-item>
          <text:list-item>
            <text:p text:style-name="P29"><text:span text:style-name="T7"/></text:p>
          </text:list-item>
          <text:list-item>
            <text:p text:style-name="P29"><text:span text:style-name="T7"><text:tab/><text:tab/><text:tab/>list.add(</text:span><text:span text:style-name="T18">graph</text:span><text:span text:style-name="T7">[y][x]);</text:span></text:p>
          </text:list-item>
          <text:list-item>
            <text:p text:style-name="P29"><text:span text:style-name="T7"><text:tab/><text:tab/>}</text:span></text:p>
          </text:list-item>
          <text:list-item>
            <text:p text:style-name="P29"><text:span text:style-name="T7"><text:tab/>}</text:span></text:p>
          </text:list-item>
          <text:list-item>
            <text:p text:style-name="P29"/>
          </text:list-item>
          <text:list-item>
            <text:p text:style-name="P29"><text:span text:style-name="T7"><text:tab/></text:span><text:span text:style-name="T9">return</text:span><text:span text:style-name="T7"> list;</text:span></text:p>
          </text:list-item>
          <text:list-item>
            <text:p text:style-name="P29"><text:span text:style-name="T7">}</text:span></text:p>
            <text:p text:style-name="P27"><text:span text:style-name="T7"/></text:p>
          </text:list-item>
        </text:list>
      </text:section>
      <text:p text:style-name="Text_20_body"/>
      <text:p text:style-name="P7"><text:span text:style-name="T24">Apumetodi palauttaa kaikki solmun naapurit. Aikavaativuus on </text:span><text:span text:style-name="T12">O(1)</text:span><text:span text:style-name="T24">.</text:span></text:p>
      <text:list xml:id="list21720743" text:continue-list="list21705156" text:style-name="Outline">
        <text:list-item>
          <text:h text:style-name="P24" text:outline-level="3"><text:span text:style-name="T21">Bellman-Fordin algoritmi</text:span></text:h>
        </text:list-item>
      </text:list>
      <text:p text:style-name="Text_20_body"/>
      <text:section text:style-name="Sect1" text:name="BellmanFord">
        <text:list xml:id="list182059167478880152" text:style-name="L1">
          <text:list-item>
            <text:p text:style-name="P28"><text:span text:style-name="T9">public</text:span><text:span text:style-name="T7"> </text:span><text:span text:style-name="T9">void</text:span><text:span text:style-name="T7"> findPath() {</text:span></text:p>
          </text:list-item>
          <text:list-item>
            <text:p text:style-name="P26"><text:tab/>initializeNodes();</text:p>
          </text:list-item>
          <text:list-item>
            <text:p text:style-name="P28"/>
          </text:list-item>
          <text:list-item>
            <text:p text:style-name="P28"><text:span text:style-name="T7"><text:tab/></text:span><text:span text:style-name="T9">final</text:span><text:span text:style-name="T7"> LinkedList&lt;Node&gt; nodes = getGraph().getNodes();</text:span></text:p>
          </text:list-item>
          <text:list-item>
            <text:p text:style-name="P28"/>
          </text:list-item>
          <text:list-item>
            <text:p text:style-name="P28"><text:span text:style-name="T7"><text:tab/></text:span><text:span text:style-name="T9">for</text:span><text:span text:style-name="T7"> (</text:span><text:span text:style-name="T9">int</text:span><text:span text:style-name="T7"> i = 0; i &lt; nodes.size() - 1; ++i) {</text:span></text:p>
          </text:list-item>
          <text:list-item>
            <text:p text:style-name="P28"><text:span text:style-name="T7"><text:tab/><text:tab/></text:span><text:span text:style-name="T9">for</text:span><text:span text:style-name="T7"> (Edge e : </text:span><text:span text:style-name="T18">edges</text:span><text:span text:style-name="T7">) {</text:span></text:p>
          </text:list-item>
          <text:list-item>
            <text:p text:style-name="P28"><text:span text:style-name="T7"><text:tab/><text:tab/><text:tab/>relax(e.</text:span><text:span text:style-name="T18">u</text:span><text:span text:style-name="T7">, e.</text:span><text:span text:style-name="T18">v</text:span><text:span text:style-name="T7">, e.</text:span><text:span text:style-name="T18">w</text:span><text:span text:style-name="T7">);</text:span></text:p>
          </text:list-item>
          <text:list-item>
            <text:p text:style-name="P26"><text:tab/><text:tab/>}</text:p>
          </text:list-item>
          <text:list-item>
            <text:p text:style-name="P26"><text:tab/>}</text:p>
          </text:list-item>
          <text:list-item>
            <text:p text:style-name="P26">}</text:p>
          </text:list-item>
          <text:list-item>
            <text:p text:style-name="P26"/>
          </text:list-item>
          <text:list-item>
            <text:p text:style-name="P28"><text:span text:style-name="T9">private</text:span><text:span text:style-name="T7"> </text:span><text:span text:style-name="T9">void</text:span><text:span text:style-name="T7"> relax(Node u, Node v, </text:span><text:span text:style-name="T9">double</text:span><text:span text:style-name="T7"> w) {</text:span></text:p>
          </text:list-item>
          <text:list-item>
            <text:p text:style-name="P28"><text:span text:style-name="T7"><text:tab/></text:span><text:span text:style-name="T9">if</text:span><text:span text:style-name="T7"> (u.getDistance() == Double.</text:span><text:span text:style-name="T19">MAX_VALUE</text:span><text:span text:style-name="T7">) {</text:span></text:p>
          </text:list-item>
          <text:list-item>
            <text:p text:style-name="P28"><text:span text:style-name="T7"><text:tab/><text:tab/></text:span><text:span text:style-name="T9">return</text:span><text:span text:style-name="T7">;</text:span></text:p>
          </text:list-item>
          <text:list-item>
            <text:p text:style-name="P26"><text:tab/>}</text:p>
          </text:list-item>
          <text:list-item>
            <text:p text:style-name="P28"/>
          </text:list-item>
          <text:list-item>
            <text:p text:style-name="P28"><text:span text:style-name="T7"><text:tab/></text:span><text:span text:style-name="T9">double</text:span><text:span text:style-name="T7"> uw = u.getDistance() + w;</text:span></text:p>
          </text:list-item>
          <text:list-item>
            <text:p text:style-name="P28"/>
          </text:list-item>
          <text:list-item>
            <text:p text:style-name="P28"><text:span text:style-name="T7"><text:tab/></text:span><text:span text:style-name="T9">if</text:span><text:span text:style-name="T7"> (v.getDistance() &gt; uw) {</text:span></text:p>
          </text:list-item>
          <text:list-item>
            <text:p text:style-name="P26"><text:tab/><text:tab/>v.setDistance(uw);</text:p>
          </text:list-item>
          <text:list-item>
            <text:p text:style-name="P26"><text:tab/><text:tab/>v.setNearest(u);</text:p>
          </text:list-item>
          <text:list-item>
            <text:p text:style-name="P26"><text:tab/>}</text:p>
          </text:list-item>
          <text:list-item>
            <text:p text:style-name="P26">}</text:p>
          </text:list-item>
        </text:list>
        <text:p text:style-name="P17"/>
      </text:section>
      <text:p text:style-name="P5"><text:span text:style-name="T6">Algoritmin lähteenä on käytetty Tietorakenteet ja algoritmit -kurssin kurssimateriaalia. </text:span><text:span text:style-name="T21">K</text:span><text:span text:style-name="T6">oodin </text:span><text:span text:style-name="T21">rakenne ja</text:span><text:span text:style-name="T6"> ulkoasu on tarkoituksella pyritty pitämään </text:span><text:span text:style-name="T26">kurssimateriaalin </text:span><text:span text:style-name="T6">pseudokoodia vastaavana. Erilaista on ainoastaan 14. rivin ehto, joka estää turhan vertailun.</text:span></text:p>
      <text:p text:style-name="P5"><text:span text:style-name="T6"/></text:p>
      <text:p text:style-name="P16"><text:span text:style-name="T22">Rivin 2 </text:span><text:span text:style-name="T27">a</text:span><text:span text:style-name="T22">ikavaativuus </text:span><text:span text:style-name="T11">O(|V|)</text:span></text:p>
      <text:p text:style-name="P16"><text:span text:style-name="T22">Rivin </text:span><text:span text:style-name="T30">8</text:span><text:span text:style-name="T22"> </text:span><text:span text:style-name="T27">a</text:span><text:span text:style-name="T22">ikavaativuus </text:span><text:span text:style-name="T11">O(</text:span><text:span text:style-name="T14">(|V|-1)</text:span><text:span text:style-name="T11">|E|)</text:span></text:p>
      <text:p text:style-name="P16"><text:span text:style-name="T22"/></text:p>
      <text:p text:style-name="P16"><text:span text:style-name="T6">Algoritmin</text:span><text:span text:style-name="T22"> </text:span><text:span text:style-name="T6">aikavaativuus on </text:span><text:span text:style-name="T13">O(|V||E|)</text:span><text:span text:style-name="T20">.</text:span></text:p>
      <text:list xml:id="list21716230" text:continue-list="list21720743" text:style-name="Outline">
        <text:list-item>
          <text:list>
            <text:list-item>
              <text:list>
                <text:list-item>
                  <text:h text:style-name="P25" text:outline-level="3"><text:span text:style-name="T21">Dijkstra</text:span><text:span text:style-name="T29">n algoritmi</text:span></text:h>
                </text:list-item>
              </text:list>
            </text:list-item>
          </text:list>
        </text:list-item>
      </text:list>
      <text:p text:style-name="Text_20_body"><text:span text:style-name="T15"/></text:p>
      <text:section text:style-name="Sect2" text:name="Dijkstra">
        <text:list xml:id="list21712914" text:continue-list="list21716811" text:style-name="Numbering_20_1">
          <text:list-item text:start-value="1">
            <text:p text:style-name="Preformatted_20_Text"><text:span text:style-name="T10">public</text:span><text:span text:style-name="T8"> </text:span><text:span text:style-name="T10">void</text:span><text:span text:style-name="T8"> findPath() {</text:span></text:p>
          </text:list-item>
          <text:list-item>
            <text:p text:style-name="P27"><text:span text:style-name="T7"><text:tab/>initializeNodes();</text:span></text:p>
          </text:list-item>
          <text:list-item>
            <text:p text:style-name="P27"><text:span text:style-name="T23"/></text:p>
          </text:list-item>
          <text:list-item>
            <text:p text:style-name="P27"><text:span text:style-name="T7"><text:tab/></text:span><text:span text:style-name="T9">final</text:span><text:span text:style-name="T7"> LinkedList&lt;Node&gt; nodes = getGraph().getNodes();</text:span></text:p>
          </text:list-item>
          <text:list-item>
            <text:p text:style-name="P27"><text:span text:style-name="T7"><text:tab/></text:span><text:span text:style-name="T9">final</text:span><text:span text:style-name="T7"> MinimumHeap&lt;Node&gt; heap = </text:span><text:span text:style-name="T9">new</text:span><text:span text:style-name="T7"> MinimumHeap&lt;&gt;(1);</text:span></text:p>
          </text:list-item>
          <text:list-item>
            <text:p text:style-name="P27"><text:span text:style-name="T7"><text:tab/></text:span><text:span text:style-name="T9">for</text:span><text:span text:style-name="T7"> (Node node : nodes) {</text:span></text:p>
          </text:list-item>
          <text:list-item>
            <text:p text:style-name="P27"><text:span text:style-name="T7"><text:tab/><text:tab/>heap.insert(node);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/>
          </text:list-item>
          <text:list-item>
            <text:p text:style-name="P27"><text:span text:style-name="T7"><text:tab/></text:span><text:span text:style-name="T9">while</text:span><text:span text:style-name="T7"> (</text:span><text:span text:style-name="T9">true</text:span><text:span text:style-name="T7">) {</text:span></text:p>
          </text:list-item>
          <text:list-item>
            <text:p text:style-name="P27"><text:span text:style-name="T7"><text:tab/><text:tab/></text:span><text:span text:style-name="T9">final</text:span><text:span text:style-name="T7"> Node node = heap.getMin();</text:span></text:p>
          </text:list-item>
          <text:list-item>
            <text:p text:style-name="P27"><text:span text:style-name="T7"/></text:p>
          </text:list-item>
          <text:list-item>
            <text:p text:style-name="P27"><text:span text:style-name="T7"><text:tab/><text:tab/></text:span><text:span text:style-name="T9">if</text:span><text:span text:style-name="T7"> (node == getTarget()) {</text:span></text:p>
          </text:list-item>
          <text:list-item>
            <text:p text:style-name="P27"><text:span text:style-name="T7"><text:tab/><text:tab/><text:tab/></text:span><text:span text:style-name="T9">return</text:span><text:span text:style-name="T7">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/>
          </text:list-item>
          <text:list-item>
            <text:p text:style-name="P27"><text:span text:style-name="T7"><text:tab/><text:tab/></text:span><text:span text:style-name="T9">for</text:span><text:span text:style-name="T7"> (Node neighbour : getGraph().getNeighbours(node)) {</text:span></text:p>
          </text:list-item>
          <text:list-item>
            <text:p text:style-name="P27"><text:span text:style-name="T7"><text:tab/><text:tab/><text:tab/></text:span><text:span text:style-name="T9">if</text:span><text:span text:style-name="T7"> (neighbour.getType() == </text:span><text:span text:style-name="T19">WALL</text:span><text:span text:style-name="T7">) {</text:span></text:p>
          </text:list-item>
          <text:list-item>
            <text:p text:style-name="P27"><text:span text:style-name="T7"><text:tab/><text:tab/><text:tab/><text:tab/></text:span><text:span text:style-name="T9">continue</text:span><text:span text:style-name="T7">;</text:span></text:p>
          </text:list-item>
          <text:list-item>
            <text:p text:style-name="P27"><text:span text:style-name="T7"><text:tab/><text:tab/><text:tab/>}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/text:span><text:span text:style-name="T9">double</text:span><text:span text:style-name="T7"> distance = node.getDistance() + getDistance(node, neighbour);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/text:span><text:span text:style-name="T9">if</text:span><text:span text:style-name="T7"> (distance &lt; neighbour.getDistance()) {</text:span></text:p>
          </text:list-item>
          <text:list-item>
            <text:p text:style-name="P27"><text:span text:style-name="T7"><text:tab/><text:tab/><text:tab/><text:tab/>neighbour.setDistance(distance);</text:span></text:p>
          </text:list-item>
          <text:list-item>
            <text:p text:style-name="P27"><text:span text:style-name="T7"><text:tab/><text:tab/><text:tab/><text:tab/>neighbour.setNearest(node);</text:span></text:p>
          </text:list-item>
          <text:list-item>
            <text:p text:style-name="P27"/>
          </text:list-item>
          <text:list-item>
            <text:p text:style-name="P27"><text:span text:style-name="T7"><text:tab/><text:tab/><text:tab/><text:tab/>heap.decreaseKey(neighbour);</text:span></text:p>
          </text:list-item>
          <text:list-item>
            <text:p text:style-name="P27"><text:span text:style-name="T7"><text:tab/><text:tab/><text:tab/>}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><text:span text:style-name="T7">}</text:span></text:p>
          </text:list-item>
        </text:list>
        <text:p text:style-name="Text_20_body"/>
      </text:section>
      <text:p text:style-name="P19"><text:span text:style-name="T27">Tämäkin algoritmi on kirjoitettu kurssimateriaalia mukaillen. Ainoastaan relax() </text:span><text:span text:style-name="T30">metodi</text:span><text:span text:style-name="T27"> on kirjoitettu </text:span><text:span text:style-name="T30">auki </text:span><text:span text:style-name="T27">vierussolmut läpikäyvään looppiin.</text:span></text:p>
      <text:p text:style-name="P19"><text:span text:style-name="T27"/></text:p>
      <text:p text:style-name="P19"><text:span text:style-name="T27">Rivin 2 aikavaativuus on </text:span><text:span text:style-name="T13">O(|V|)</text:span></text:p>
      <text:p text:style-name="P8"><text:span text:style-name="T27">Rivin </text:span><text:span text:style-name="T28">7</text:span><text:span text:style-name="T27"> aikavaativuus on </text:span><text:span text:style-name="T13">O(|V|log</text:span><text:span text:style-name="T14">|V|</text:span><text:span text:style-name="T13">) </text:span></text:p>
      <text:p text:style-name="P9"><text:span text:style-name="T28">Rivin 11 aikavaativuus on </text:span><text:span text:style-name="T14">O(|V|log|V|)</text:span></text:p>
      <text:p text:style-name="P9"><text:span text:style-name="T28">Rivin </text:span><text:span text:style-name="T31">28</text:span><text:span text:style-name="T28"> aikavaativuus on </text:span><text:span text:style-name="T14">O(|E|log|V|)</text:span></text:p>
      <text:p text:style-name="P9"><text:span text:style-name="T28"/></text:p>
      <text:p text:style-name="P9"><text:span text:style-name="T28">Algoritmin aikavaativuus on </text:span><text:span text:style-name="T14">O((|E|+|V|)log|V|)</text:span><text:span text:style-name="T28">.</text:span></text:p>
      <text:list xml:id="list21709360" text:continue-list="list21716230" text:style-name="Outline">
        <text:list-item>
          <text:list>
            <text:list-item>
              <text:list>
                <text:list-item>
                  <text:h text:style-name="P24" text:outline-level="3"><text:span text:style-name="T15">A*-algoritmi</text:span></text:h>
                </text:list-item>
              </text:list>
            </text:list-item>
          </text:list>
        </text:list-item>
      </text:list>
      <text:p text:style-name="Text_20_body"><text:span text:style-name="T15"/></text:p>
      <text:section text:style-name="Sect2" text:name="A*">
        <text:list xml:id="list21707021" text:continue-list="list21712914" text:style-name="Numbering_20_1">
          <text:list-item text:start-value="1">
            <text:p text:style-name="P27"><text:span text:style-name="T9">public</text:span><text:span text:style-name="T7"> </text:span><text:span text:style-name="T9">void</text:span><text:span text:style-name="T7"> findPath() {</text:span></text:p>
          </text:list-item>
          <text:list-item>
            <text:p text:style-name="P27"><text:span text:style-name="T7"><text:tab/>initializeNodes();</text:span></text:p>
          </text:list-item>
          <text:list-item>
            <text:p text:style-name="P27"><text:span text:style-name="T7"><text:tab/></text:span><text:span text:style-name="T18">heap</text:span><text:span text:style-name="T7"> = </text:span><text:span text:style-name="T9">new</text:span><text:span text:style-name="T7"> MinimumHeap&lt;&gt;();</text:span></text:p>
          </text:list-item>
          <text:list-item>
            <text:p text:style-name="P27"><text:span text:style-name="T7"><text:tab/></text:span><text:span text:style-name="T18">heap</text:span><text:span text:style-name="T7">.insert(getStart());</text:span></text:p>
          </text:list-item>
          <text:list-item>
            <text:p text:style-name="P27"/>
          </text:list-item>
          <text:list-item>
            <text:p text:style-name="P27"><text:span text:style-name="T7"><text:tab/></text:span><text:span text:style-name="T9">while</text:span><text:span text:style-name="T7"> (!</text:span><text:span text:style-name="T18">heap</text:span><text:span text:style-name="T7">.isEmpty()) {</text:span></text:p>
          </text:list-item>
          <text:list-item>
            <text:p text:style-name="P27"><text:span text:style-name="T7"><text:tab/><text:tab/></text:span><text:span text:style-name="T9">final</text:span><text:span text:style-name="T7"> Node node = </text:span><text:span text:style-name="T18">heap</text:span><text:span text:style-name="T7">.getMin();</text:span></text:p>
          </text:list-item>
          <text:list-item>
            <text:p text:style-name="P27"><text:span text:style-name="T7"><text:tab/><text:tab/>node.setClosed();</text:span></text:p>
          </text:list-item>
          <text:list-item>
            <text:p text:style-name="P27"><text:span text:style-name="T23"/></text:p>
          </text:list-item>
          <text:list-item>
            <text:p text:style-name="P27"><text:span text:style-name="T7"><text:tab/><text:tab/></text:span><text:span text:style-name="T9">if</text:span><text:span text:style-name="T7"> (node == getTarget()) {</text:span></text:p>
          </text:list-item>
          <text:list-item>
            <text:p text:style-name="P27"><text:span text:style-name="T7"><text:tab/><text:tab/><text:tab/></text:span><text:span text:style-name="T9">return</text:span><text:span text:style-name="T7">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23"/></text:p>
          </text:list-item>
          <text:list-item>
            <text:p text:style-name="P27"><text:span text:style-name="T7"><text:tab/><text:tab/></text:span><text:span text:style-name="T9">for</text:span><text:span text:style-name="T7"> (Node neighbour : getGraph().getNeighbours(node)) {</text:span></text:p>
          </text:list-item>
          <text:list-item>
            <text:p text:style-name="P27"><text:span text:style-name="T7"><text:tab/><text:tab/><text:tab/>processNode(node, neighbour)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><text:span text:style-name="T7">}</text:span></text:p>
          </text:list-item>
          <text:list-item>
            <text:p text:style-name="P27"><text:span text:style-name="T7"/></text:p>
          </text:list-item>
          <text:list-item>
            <text:p text:style-name="P27"><text:span text:style-name="T9">void</text:span><text:span text:style-name="T7"> processNode(Node node, Node neighbour) {</text:span></text:p>
          </text:list-item>
          <text:list-item>
            <text:p text:style-name="P27"><text:span text:style-name="T7"><text:tab/></text:span><text:span text:style-name="T9">if</text:span><text:span text:style-name="T7"> (neighbour.getType() == PathFinder.</text:span><text:span text:style-name="T19">WALL</text:span><text:span text:style-name="T7"> || neighbour.isClosed()) {</text:span></text:p>
          </text:list-item>
          <text:list-item>
            <text:p text:style-name="P27"><text:span text:style-name="T7"><text:tab/><text:tab/></text:span><text:span text:style-name="T9">return</text:span><text:span text:style-name="T7">;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/>
          </text:list-item>
          <text:list-item>
            <text:p text:style-name="P27"><text:span text:style-name="T7"><text:tab/></text:span><text:span text:style-name="T9">final</text:span><text:span text:style-name="T7"> </text:span><text:span text:style-name="T9">double</text:span><text:span text:style-name="T7"> distance = node.getDistance() + getDistance(node, neighbour);</text:span></text:p>
          </text:list-item>
          <text:list-item>
            <text:p text:style-name="P27"><text:span text:style-name="T7"><text:tab/></text:span><text:span text:style-name="T9">if</text:span><text:span text:style-name="T7"> (distance &lt; neighbour.getDistance()) {</text:span></text:p>
          </text:list-item>
          <text:list-item>
            <text:p text:style-name="P27"><text:span text:style-name="T7"><text:tab/><text:tab/>neighbour.setDistance(distance);</text:span></text:p>
          </text:list-item>
          <text:list-item>
            <text:p text:style-name="P27"><text:span text:style-name="T7"><text:tab/><text:tab/>neighbour.setNearest(node);</text:span></text:p>
          </text:list-item>
          <text:list-item>
            <text:p text:style-name="P27"/>
          </text:list-item>
          <text:list-item>
            <text:p text:style-name="P27"><text:span text:style-name="T7"><text:tab/><text:tab/></text:span><text:span text:style-name="T9">if</text:span><text:span text:style-name="T7"> (neighbour.isOpen()) {</text:span></text:p>
          </text:list-item>
          <text:list-item>
            <text:p text:style-name="P27"><text:span text:style-name="T7"><text:tab/><text:tab/><text:tab/></text:span><text:span text:style-name="T18">heap</text:span><text:span text:style-name="T7">.decreaseKey(neighbour)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23"/></text:p>
          </text:list-item>
          <text:list-item>
            <text:p text:style-name="P27"><text:span text:style-name="T7"><text:tab/><text:tab/></text:span><text:span text:style-name="T9">if</text:span><text:span text:style-name="T7"> (!neighbour.isOpen()) {</text:span></text:p>
          </text:list-item>
          <text:list-item>
            <text:p text:style-name="P27"><text:span text:style-name="T7"><text:tab/><text:tab/><text:tab/></text:span><text:span text:style-name="T9">final</text:span><text:span text:style-name="T7"> </text:span><text:span text:style-name="T9">int</text:span><text:span text:style-name="T7"> dx = neighbour.getX() - getTarget().getX();</text:span></text:p>
          </text:list-item>
          <text:list-item>
            <text:p text:style-name="P27"><text:span text:style-name="T7"><text:tab/><text:tab/><text:tab/></text:span><text:span text:style-name="T9">final</text:span><text:span text:style-name="T7"> </text:span><text:span text:style-name="T9">int</text:span><text:span text:style-name="T7"> dy = neighbour.getY() - getTarget().getY();</text:span></text:p>
          </text:list-item>
          <text:list-item>
            <text:p text:style-name="P27"><text:span text:style-name="T7"/></text:p>
          </text:list-item>
          <text:list-item>
            <text:p text:style-name="P27"><text:span text:style-name="T7"><text:tab/><text:tab/><text:tab/>neighbour.setDistanceEstimate(</text:span><text:span text:style-name="T18">heuristic</text:span><text:span text:style-name="T7">.distance(dx, dy));</text:span></text:p>
          </text:list-item>
          <text:list-item>
            <text:p text:style-name="P27"><text:span text:style-name="T7"><text:tab/><text:tab/><text:tab/>neighbour.setOpen();</text:span></text:p>
          </text:list-item>
          <text:list-item>
            <text:p text:style-name="P27"><text:span text:style-name="T7"/></text:p>
          </text:list-item>
          <text:list-item>
            <text:p text:style-name="P27"><text:span text:style-name="T7"><text:tab/><text:tab/><text:tab/></text:span><text:span text:style-name="T18">heap</text:span><text:span text:style-name="T7">.insert(neighbour);</text:span></text:p>
          </text:list-item>
          <text:list-item>
            <text:p text:style-name="P27"><text:span text:style-name="T7"><text:tab/><text:tab/>}</text:span></text:p>
          </text:list-item>
          <text:list-item>
            <text:p text:style-name="P27"><text:span text:style-name="T7"><text:tab/>}</text:span></text:p>
          </text:list-item>
          <text:list-item>
            <text:p text:style-name="P27"><text:span text:style-name="T7">}</text:span></text:p>
            <text:p text:style-name="Preformatted_20_Text"/>
          </text:list-item>
        </text:list>
      </text:section>
      <text:p text:style-name="P6"><text:span text:style-name="T29"/></text:p>
      <text:p text:style-name="P10"><text:span text:style-name="T31">Rivin 2 aikavaativuus on </text:span><text:span text:style-name="T16">O(|V|)</text:span></text:p>
      <text:p text:style-name="P10"><text:span text:style-name="T31">Rivin 7 aikavaativuus on </text:span><text:span text:style-name="T16">O(|V|log|V|)</text:span></text:p>
      <text:p text:style-name="P10"><text:span text:style-name="T31">Rivin </text:span><text:span text:style-name="T32">31 aikavaativuus on </text:span><text:span text:style-name="T17">O(|E|log|V|)</text:span></text:p>
      <text:p text:style-name="P11"><text:span text:style-name="T32">Rivin 41 aikavaativuus on </text:span><text:span text:style-name="T17">O(|V|log|V|)</text:span></text:p>
      <text:p text:style-name="P11"><text:span text:style-name="T32"/></text:p>
      <text:p text:style-name="P11"><text:span text:style-name="T32">Algoritmin aikavaativuus on </text:span><text:span text:style-name="T14">O((|E|+|V|)log|V|)</text:span><text:span text:style-name="T2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2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" style:class="text">
      <style:paragraph-properties text:number-lines="true" text:line-number="1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12cm" style:contextual-spacing="false" text:number-lines="false" text:line-number="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reformatted_20_Text" style:display-name="Preformatted Text" style:family="paragraph" style:parent-style-name="Standard" style:list-style-name="Numbering_20_1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5M25S</meta:editing-duration>
    <meta:editing-cycles>20</meta:editing-cycles>
    <meta:generator>LibreOffice/4.0.6.2$Windows_x86 LibreOffice_project/2e2573268451a50806fcd60ae2d9fe01dd0ce24</meta:generator>
    <dc:date>2014-02-18T01:56:05.43</dc:date>
    <meta:document-statistic meta:table-count="0" meta:image-count="0" meta:object-count="0" meta:page-count="5" meta:paragraph-count="177" meta:word-count="753" meta:character-count="5401" meta:non-whitespace-character-count="4727"/>
    <meta:user-defined meta:name="Info 1"/>
    <meta:user-defined meta:name="Info 2"/>
    <meta:user-defined meta:name="Info 3"/>
    <meta:user-defined meta:name="Info 4"/>
  </office:meta>
</office:document-meta>
</file>